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8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ordonnées cartésiennes en fonction des cylindriques</text:p>
          </table:table-cell>
          <table:table-cell office:value-type="string" calcext:value-type="string">
            <text:p>\(x = \rho \cos(\varphi)\) et \(y = \rho \sin(\varphi)\). z ne change pas.</text:p>
          </table:table-cell>
        </table:table-row>
        <table:table-row table:style-name="ro1">
          <table:table-cell office:value-type="string" calcext:value-type="string">
            <text:p>Coordonnées cylindriques en fonction des cartésiennes</text:p>
          </table:table-cell>
          <table:table-cell office:value-type="string" calcext:value-type="string">
            <text:p>\(\rho = \sqrt{x^2+y^2}\) et \(\varphi = \tan^{-1}(\frac{y}{x}) = \cos^{-1}(\frac{x}{\sqrt{x^2+y^2}})\). z ne change pas</text:p>
          </table:table-cell>
        </table:table-row>
        <table:table-row table:style-name="ro1">
          <table:table-cell office:value-type="string" calcext:value-type="string">
            <text:p>Expression du vecteur \(\overrightarrow{e_{\rho}}\) dans la base cartésienne</text:p>
          </table:table-cell>
          <table:table-cell office:value-type="string" calcext:value-type="string">
            <text:p>\(\overrightarrow{e_{\rho}} = \cos \varphi \overrightarrow{e_x}+\sin \varphi \overrightarrow{e_y}\)</text:p>
          </table:table-cell>
        </table:table-row>
        <table:table-row table:style-name="ro1">
          <table:table-cell office:value-type="string" calcext:value-type="string">
            <text:p>Expression du vecteur \(\overrightarrow{e_{\varphi}}\) dans la base cartésienne</text:p>
          </table:table-cell>
          <table:table-cell office:value-type="string" calcext:value-type="string">
            <text:p>\(\overrightarrow{e_{\varphi}} = -\sin \varphi \overrightarrow{e_x}+\cos \varphi \overrightarrow{e_y}\)</text:p>
          </table:table-cell>
        </table:table-row>
        <table:table-row table:style-name="ro1">
          <table:table-cell office:value-type="string" calcext:value-type="string">
            <text:p>Coordonnées sphériques en fonction des cartésiennes</text:p>
          </table:table-cell>
          <table:table-cell office:value-type="string" calcext:value-type="string">
            <text:p>\(r = \sqrt{x^2+y^2+z^2}\) et \(\theta = \cos^{-1}(\frac{z}{\sqrt{x^2+y^2+z^2}})\) et <text:s/>\(\varphi = \tan^{-1}(\frac{y}{x}) = \cos^{-1}(\frac{x}{\sqrt{x^2+y^2}})\)</text:p>
          </table:table-cell>
        </table:table-row>
        <table:table-row table:style-name="ro1">
          <table:table-cell office:value-type="string" calcext:value-type="string">
            <text:p>Coordonnées cartésiennes en fonction des sphériques</text:p>
          </table:table-cell>
          <table:table-cell office:value-type="string" calcext:value-type="string">
            <text:p>\(x = r\sin(\theta) \cos(\varphi)\) <text:s/>et \( y = <text:s/>r\sin(\theta) \sin(\varphi)\) et <text:s/>\(z = r\cos(\theta)\)</text:p>
          </table:table-cell>
        </table:table-row>
        <table:table-row table:style-name="ro1">
          <table:table-cell office:value-type="string" calcext:value-type="string">
            <text:p>Expression du vecteur \(\overrightarrow{e_{r}}\) dans la base cylindrique</text:p>
          </table:table-cell>
          <table:table-cell office:value-type="string" calcext:value-type="string">
            <text:p>\(\overrightarrow{e_{r}} = \sin(\theta) \overrightarrow{e_{\rho}} + \cos(\theta) \overrightarrow{e_z}\)</text:p>
          </table:table-cell>
        </table:table-row>
        <table:table-row table:style-name="ro1">
          <table:table-cell office:value-type="string" calcext:value-type="string">
            <text:p>Expression du vecteur \(\overrightarrow{e_{\theta}}\) dans la base cylindrique</text:p>
          </table:table-cell>
          <table:table-cell office:value-type="string" calcext:value-type="string">
            <text:p>\(\overrightarrow{e_{\theta}} = \cos(\theta) \overrightarrow{e_{\rho}} -\sin(\theta) \overrightarrow{e_z}\)</text:p>
          </table:table-cell>
        </table:table-row>
        <table:table-row table:style-name="ro1">
          <table:table-cell office:value-type="string" calcext:value-type="string">
            <text:p>Expression du vecteur \(\overrightarrow{e_{r}}\) dans la base cartésienne</text:p>
          </table:table-cell>
          <table:table-cell office:value-type="string" calcext:value-type="string">
            <text:p>\(\overrightarrow{e_{r}} = \sin(\theta)\cos(\varphi) \overrightarrow{e_x} + \cos(\theta)\sin(\phi) \overrightarrow{e_y}-\sin(\theta)\overrightarrow{e_z}\)</text:p>
          </table:table-cell>
        </table:table-row>
        <table:table-row table:style-name="ro1">
          <table:table-cell office:value-type="string" calcext:value-type="string">
            <text:p>Expression du vecteur \(\overrightarrow{e_{\theta}}\) dans la base cartésienne</text:p>
          </table:table-cell>
          <table:table-cell office:value-type="string" calcext:value-type="string">
            <text:p>\(\overrightarrow{e_{\theta}} = \cos(\theta)\cos(\varphi) \overrightarrow{e_x} +\cos(\theta)\sin(\varphi) \overrightarrow{e_y} - \sin(\theta)\overrightarrow{e_z}\)</text:p>
          </table:table-cell>
        </table:table-row>
        <table:table-row table:style-name="ro1">
          <table:table-cell office:value-type="string" calcext:value-type="string">
            <text:p>Représentation de la base cylindrique</text:p>
          </table:table-cell>
          <table:table-cell office:value-type="string" calcext:value-type="string">
            <text:p>[IMG]241.base-c.svg[/IMG]</text:p>
          </table:table-cell>
        </table:table-row>
        <table:table-row table:style-name="ro1">
          <table:table-cell office:value-type="string" calcext:value-type="string">
            <text:p>Représentation de la base sphérique</text:p>
          </table:table-cell>
          <table:table-cell office:value-type="string" calcext:value-type="string">
            <text:p>[IMG]241.base-s.svg[/IMG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5T08:27:34.724711674</meta:creation-date>
    <dc:date>2024-10-17T18:21:00.313226710</dc:date>
    <meta:editing-duration>PT13H12M3S</meta:editing-duration>
    <meta:editing-cycles>15</meta:editing-cycles>
    <meta:generator>LibreOffice/7.3.7.2$Linux_X86_64 LibreOffice_project/30$Build-2</meta:generator>
    <meta:document-statistic meta:table-count="1" meta:cell-count="24" meta:object-count="0"/>
  </office:meta>
</office:document-meta>
</file>